
<file path=META-INF/manifest.xml><?xml version="1.0" encoding="utf-8"?>
<manifest:manifest xmlns:manifest="urn:oasis:names:tc:opendocument:xmlns:manifest:1.0" manifest:version="1.2">
  <manifest:file-entry manifest:media-type="application/vnd.oasis.opendocument.graphics"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gr1" style:family="graphic">
      <style:graphic-properties draw:fill="none" draw:stroke="none" fo:margin="1.000000000000000pt" style:wrap="biggest" style:wrap-dynamic-threshold="0.000000000000000pt"/>
    </style:style>
    <style:style style:name="gr2" style:family="graphic">
      <style:graphic-properties draw:fill="solid" draw:fill-color="#ffffff" draw:stroke="none" fo:margin="1.000000000000000pt" style:wrap="biggest" style:wrap-dynamic-threshold="0.000000000000000pt" svg:fill-rule="nonzero"/>
    </style:style>
    <style:style style:name="gr3" style:family="graphic">
      <style:graphic-properties draw:fill="solid" draw:fill-color="#bf0a30" draw:stroke="none" fo:margin="1.000000000000000pt" style:wrap="biggest" style:wrap-dynamic-threshold="0.000000000000000pt" svg:fill-rule="nonzero"/>
    </style:style>
    <style:style style:name="dp2" style:family="drawing-page"/>
  </office:automatic-styles>
  <office:body>
    <office:drawing>
      <draw:page draw:name="page1" draw:id="page1" draw:master-page-name="Default1" draw:style-name="dp2">
        <draw:layer-set>
          <draw:layer draw:name=""/>
        </draw:layer-set>
        <draw:g draw:style-name="gr1" draw:id="shape1" svg:y="0.00000000000pt">
          <draw:rect draw:style-name="gr2" draw:id="shape2" draw:name="mat" draw:layer="" svg:width="100.00000000000pt" svg:height="100.00000000000pt" svg:x="50.00000000000pt" svg:y="0.00000000000pt"/>
          <draw:rect draw:style-name="gr3" draw:id="shape3" draw:name="left" draw:layer="" svg:width="50.00000000000pt" svg:height="100.00000000000pt"/>
          <draw:path draw:style-name="gr3" draw:id="shape4" draw:name="leaf" draw:layer="" svg:width="78.07086408794pt" svg:height="85.51056841211pt" svg:x="60.93526400000pt" svg:y="6.82343200000pt" svg:viewBox="0 0 78 86" svg:d="M4.0302 41.9652L0 43.3462L18.7531 59.8463C20.1718 64.0869 18.2608 65.337 17.0432 67.561L37.4018 64.9704L36.8715 85.5106L41.0882 85.389L40.1685 65.0195L60.5472 67.4415C59.2859 64.7714 58.1635 63.3533 59.3304 59.0837L78.0709 43.4513L74.7914 42.2612C72.1101 40.1868 75.9499 32.2701 76.5292 27.2743C76.5292 27.2743 65.5864 31.0469 64.8694 29.073L62.0828 23.7062L52.1276 34.6703C51.0399 34.9313 50.5765 34.4973 50.3214 33.5762L54.9204 10.6653L47.6379 14.7717C47.0283 15.0329 46.4186 14.8075 46.0167 14.0951L39.0133 0L31.7908 14.6347C31.2463 15.159 30.7013 15.2198 30.249 14.8632L23.3147 10.9634L27.4773 33.6952C27.1462 34.5977 26.3531 34.8517 25.4202 34.3631L15.904 23.5241C14.6593 25.5236 13.8156 28.7907 12.17 29.5228C10.5246 30.2083 5.01343 28.1375 1.31955 27.329C2.58149 31.8946 6.52689 39.4793 4.0302 41.9652Z" koffice:nodeTypes="cccccccccccccccccccccccccccccc"/>
          <draw:rect draw:style-name="gr3" draw:id="shape5" draw:name="right" draw:layer="" svg:width="50.00000000000pt" svg:height="100.00000000000pt" svg:x="150.00000000000pt" svg:y="0.00000000000pt"/>
        </draw:g>
      </draw:page>
    </office:drawing>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office:styles>
  <office:automatic-styles>
    <style:style style:name="dp1" style:family="drawing-page"/>
    <style:page-layout style:name="pm1" style:page-usage="all">
      <style:page-layout-properties fo:margin="0.000000000000000pt" fo:padding="0.000000000000000pt" fo:page-height="841.891222259999950pt" fo:page-width="595.276621799999930pt" style:print-orientation="portrait"/>
    </style:page-layout>
  </office:automatic-styles>
  <office:master-styles>
    <style:master-page style:name="Default1" draw:style-name="dp1" style:display-name="Default" style:page-layout-name="pm1">
      <draw:layer-set>
        <draw:layer draw:name=""/>
      </draw:layer-se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4 Alpha 1</meta:generator>
    <dc:title/>
    <meta:initial-creator>Unknown</meta:initial-creator>
    <meta:editing-cycles>0</meta:editing-cycles>
    <dc:date>2011-05-22T07:10:52</dc:date>
    <meta:creation-date>2011-05-22T06:10:28</meta:creation-date>
    <dc:creator>Yue Liu</dc:creator>
  </office:meta>
</office:document-meta>
</file>